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mm"/>
    </style:style>
    <style:style style:name="co3" style:family="table-column">
      <style:table-column-properties fo:break-before="auto" style:column-width="99.11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udo service nginx 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do service tirex-master 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do service tirex-backend-manager 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string" calcext:value-type="string">
            <text:p>tirex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tail -f /var/log/nginx/access.log</text:p>
          </table:table-cell>
          <table:table-cell office:value-type="string" calcext:value-type="string">
            <text:p>tirex-status –once –exten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-f /var/log/nginx/error.log</text:p>
          </table:table-cell>
          <table:table-cell office:value-type="string" calcext:value-type="string">
            <text:p>tail -f /var/log/sys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do tail -f /var/log/tirex/jobs.lo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leman</text:p>
          </table:table-cell>
          <table:table-cell office:value-type="string" calcext:value-type="string">
            <text:p>tirex</text:p>
          </table:table-cell>
          <table:table-cell/>
        </table:table-row>
        <table:table-row table:style-name="ro1">
          <table:table-cell office:value-type="string" calcext:value-type="string">
            <text:p>etc1</text:p>
          </table:table-cell>
          <table:table-cell office:value-type="string" calcext:value-type="string">
            <text:p>vi /etc/tileman.conf</text:p>
          </table:table-cell>
          <table:table-cell office:value-type="string" calcext:value-type="string">
            <text:p>vi /etc/tirex/tirex.conf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office:value-type="string" calcext:value-type="string">
            <text:p>etc2</text:p>
          </table:table-cell>
          <table:table-cell office:value-type="string" calcext:value-type="string">
            <text:p>vi /etc/nginx/site-enabled/tileman-proxy</text:p>
          </table:table-cell>
          <table:table-cell office:value-type="string" calcext:value-type="string">
            <text:p>vi /etc/nginx/site-enabled/tileman-server</text:p>
          </table:table-cell>
          <table:table-cell office:value-type="string" calcext:value-type="string">
            <text:p>nginx</text:p>
          </table:table-cell>
        </table:table-row>
        <table:table-row table:style-name="ro1">
          <table:table-cell/>
          <table:table-cell office:value-type="string" calcext:value-type="string">
            <text:p>vi /etc/tirex/renderer/test.conf</text:p>
          </table:table-cell>
          <table:table-cell office:value-type="string" calcext:value-type="string">
            <text:p>vi /etc/tirex/renderer/mapnik.conf</text:p>
          </table:table-cell>
          <table:table-cell office:value-type="string" calcext:value-type="string">
            <text:p>render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 /usr/share/tirex/example-map/example.xml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ttps://github.com/osmfj/tileman/blob/master/INSTALL.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osmfj/tileman/blob/master/doc/custom_style.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osmfj/tile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tile/12/2034/145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tileserv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tileserver/12/2034/1454.png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7:14:09.80111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56:37.753246621</meta:creation-date>
    <dc:date>2016-05-13T17:14:39.480357912</dc:date>
    <meta:editing-duration>PT2H49M8S</meta:editing-duration>
    <meta:editing-cycles>8</meta:editing-cycles>
    <meta:generator>LibreOffice/5.1.2.2$Linux_X86_64 LibreOffice_project/10m0$Build-2</meta:generator>
    <meta:document-statistic meta:table-count="2" meta:cell-count="33" meta:object-count="0"/>
  </office:meta>
</office:document-meta>
</file>